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83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4.2299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3.2354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4.2626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3.4217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8.9717in"/>
    </style:style>
    <style:style style:name="co13" style:family="table-column">
      <style:table-column-properties fo:break-before="auto" style:column-width="4.0547in"/>
    </style:style>
    <style:style style:name="co14" style:family="table-column">
      <style:table-column-properties fo:break-before="auto" style:column-width="2.1102in"/>
    </style:style>
    <style:style style:name="co15" style:family="table-column">
      <style:table-column-properties fo:break-before="auto" style:column-width="3.3555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geom</text:p>
          </table:table-cell>
          <table:table-cell office:value-type="string">
            <text:p>id</text:p>
          </table:table-cell>
          <table:table-cell office:value-type="string">
            <text:p>google_address</text:p>
          </table:table-cell>
          <table:table-cell office:value-type="string">
            <text:p>google_dist_ft</text:p>
          </table:table-cell>
          <table:table-cell office:value-type="string">
            <text:p>trimet_address</text:p>
          </table:table-cell>
          <table:table-cell office:value-type="string">
            <text:p>trimet_dist_ft</text:p>
          </table:table-cell>
          <table:table-cell office:value-type="string">
            <text:p>arcgis_address</text:p>
          </table:table-cell>
          <table:table-cell office:value-type="string">
            <text:p>arcgis_dist_ft</text:p>
          </table:table-cell>
          <table:table-cell office:value-type="string">
            <text:p>osm_address</text:p>
          </table:table-cell>
          <table:table-cell office:value-type="string">
            <text:p>osm_dist_ft</text:p>
          </table:table-cell>
          <table:table-cell office:value-type="string">
            <text:p>mapbox_address</text:p>
          </table:table-cell>
          <table:table-cell office:value-type="string">
            <text:p>mapbox_dist_ft</text:p>
          </table:table-cell>
          <table:table-cell office:value-type="string">
            <text:p>geolytica_address</text:p>
          </table:table-cell>
          <table:table-cell office:value-type="string">
            <text:p>geolytica_dist_ft</text:p>
          </table:table-cell>
          <table:table-cell office:value-type="string">
            <text:p>mapzen_address</text:p>
          </table:table-cell>
          <table:table-cell office:value-type="string">
            <text:p>mapzen_dist_ft</text:p>
          </table:table-cell>
        </table:table-row>
        <table:table-row table:style-name="ro1">
          <table:table-cell office:value-type="string">
            <text:p>10 NE 28th Ave, Portland, OR 97232, United States</text:p>
          </table:table-cell>
          <table:table-cell office:value-type="float" office:value="45.523116">
            <text:p>45.523116</text:p>
          </table:table-cell>
          <table:table-cell office:value-type="float" office:value="-122.637087">
            <text:p>-122.637087</text:p>
          </table:table-cell>
          <table:table-cell office:value-type="string">
            <text:p>0101000020610B0000DC4D37A508335D41D52E9A0236E02441</text:p>
          </table:table-cell>
          <table:table-cell office:value-type="float" office:value="1">
            <text:p>1</text:p>
          </table:table-cell>
          <table:table-cell office:value-type="string">
            <text:p>10 NE 28th Ave, Portland, OR 97232, USA</text:p>
          </table:table-cell>
          <table:table-cell office:value-type="float" office:value="20.0827635322333">
            <text:p>20.0827635322</text:p>
          </table:table-cell>
          <table:table-cell office:value-type="string">
            <text:p>10 NE 28TH AVE, PORTLAND</text:p>
          </table:table-cell>
          <table:table-cell office:value-type="float" office:value="55.2403022270482">
            <text:p>55.240302227</text:p>
          </table:table-cell>
          <table:table-cell office:value-type="string">
            <text:p>10 NE 28th Ave, Portland, Oregon, 97232</text:p>
          </table:table-cell>
          <table:table-cell office:value-type="float" office:value="63.5754001325045">
            <text:p>63.5754001325</text:p>
          </table:table-cell>
          <table:table-cell office:value-type="string">
            <text:p>10, Northeast 28th Avenue, Belmont, Portland, Multnomah County, Oregon, 97232, United States of America</text:p>
          </table:table-cell>
          <table:table-cell office:value-type="float" office:value="32.7433424517639">
            <text:p>32.7433424518</text:p>
          </table:table-cell>
          <table:table-cell office:value-type="string">
            <text:p>10 NE 28th Ave, Portland, Oregon 97232, United States</text:p>
          </table:table-cell>
          <table:table-cell office:value-type="float" office:value="79.9515064313628">
            <text:p>79.9515064314</text:p>
          </table:table-cell>
          <table:table-cell office:value-type="string">
            <text:p>10 28th Ave, Portland</text:p>
          </table:table-cell>
          <table:table-cell office:value-type="float" office:value="54.6212554431203">
            <text:p>54.6212554431</text:p>
          </table:table-cell>
          <table:table-cell office:value-type="string">
            <text:p>2814 Northeast 28th Avenue, Portland, OR, USA</text:p>
          </table:table-cell>
          <table:table-cell office:value-type="float" office:value="7265.20789609415">
            <text:p>7265.2078960942</text:p>
          </table:table-cell>
        </table:table-row>
        <table:table-row table:style-name="ro1">
          <table:table-cell office:value-type="string">
            <text:p>310 Kearney St SE, Salem, OR 97302, United States</text:p>
          </table:table-cell>
          <table:table-cell office:value-type="float" office:value="44.932054">
            <text:p>44.932054</text:p>
          </table:table-cell>
          <table:table-cell office:value-type="float" office:value="-123.0437">
            <text:p>-123.0437</text:p>
          </table:table-cell>
          <table:table-cell office:value-type="string">
            <text:p>0101000020610B0000B642D745AEC65C41A87F7F4F33CA1C41</text:p>
          </table:table-cell>
          <table:table-cell office:value-type="float" office:value="2">
            <text:p>2</text:p>
          </table:table-cell>
          <table:table-cell office:value-type="string">
            <text:p>310 Kearney St SE, Salem, OR 97302, USA</text:p>
          </table:table-cell>
          <table:table-cell office:value-type="float" office:value="6.22523520313967">
            <text:p>6.2252352031</text:p>
          </table:table-cell>
          <table:table-cell office:value-type="string">
            <text:p>SW United States Veterans Hospital Rd &amp; SW Curry St, Portland</text:p>
          </table:table-cell>
          <table:table-cell office:value-type="float" office:value="225534.961704836">
            <text:p>225534.961704836</text:p>
          </table:table-cell>
          <table:table-cell office:value-type="string">
            <text:p>310 Kearney St SE, Salem, Oregon, 97302</text:p>
          </table:table-cell>
          <table:table-cell office:value-type="float" office:value="43.3038373444134">
            <text:p>43.3038373444</text:p>
          </table:table-cell>
          <table:table-cell office:value-type="string">
            <text:p>310, Kearney Street Southeast, Salem, Marion County, Oregon, 97302, United States of America</text:p>
          </table:table-cell>
          <table:table-cell office:value-type="float" office:value="25.4570932050173">
            <text:p>25.457093205</text:p>
          </table:table-cell>
          <table:table-cell office:value-type="string">
            <text:p>310 Kearney St SE, Salem, Oregon 97302, United States</text:p>
          </table:table-cell>
          <table:table-cell office:value-type="float" office:value="62.1890695085672">
            <text:p>62.1890695086</text:p>
          </table:table-cell>
          <table:table-cell office:value-type="string">
            <text:p>310 Se Kearney St, Salem</text:p>
          </table:table-cell>
          <table:table-cell office:value-type="float" office:value="62.514137425023">
            <text:p>62.514137425</text:p>
          </table:table-cell>
          <table:table-cell office:value-type="string">
            <text:p>310 Kearney Street, Atchison, KS, USA</text:p>
          </table:table-cell>
          <table:table-cell office:value-type="float" office:value="7775779.11481677">
            <text:p>7775779.11481677</text:p>
          </table:table-cell>
        </table:table-row>
        <table:table-row table:style-name="ro1">
          <table:table-cell office:value-type="string">
            <text:p>40 NE 28th Ave, Portland, OR 97232, United States</text:p>
          </table:table-cell>
          <table:table-cell office:value-type="float" office:value="45.523499">
            <text:p>45.523499</text:p>
          </table:table-cell>
          <table:table-cell office:value-type="float" office:value="-122.637057">
            <text:p>-122.637057</text:p>
          </table:table-cell>
          <table:table-cell office:value-type="string">
            <text:p>0101000020610B0000BB2D837D0B335D41C65492CB4CE12441</text:p>
          </table:table-cell>
          <table:table-cell office:value-type="float" office:value="3">
            <text:p>3</text:p>
          </table:table-cell>
          <table:table-cell office:value-type="string">
            <text:p>40 NE 28th Ave, Portland, OR 97232, USA</text:p>
          </table:table-cell>
          <table:table-cell office:value-type="float" office:value="12.2560713367518">
            <text:p>12.2560713368</text:p>
          </table:table-cell>
          <table:table-cell office:value-type="string">
            <text:p>40 NE 28TH AVE, PORTLAND</text:p>
          </table:table-cell>
          <table:table-cell office:value-type="float" office:value="87.6556927820218">
            <text:p>87.655692782</text:p>
          </table:table-cell>
          <table:table-cell office:value-type="string">
            <text:p>40 NE 28th Ave, Portland, Oregon, 97232</text:p>
          </table:table-cell>
          <table:table-cell office:value-type="float" office:value="98.255812149525">
            <text:p>98.2558121495</text:p>
          </table:table-cell>
          <table:table-cell office:value-type="string">
            <text:p>La Buca, 40, Northeast 28th Avenue, Belmont, Portland, Multnomah County, Oregon, 97232, United States of America</text:p>
          </table:table-cell>
          <table:table-cell office:value-type="float" office:value="23.1554500901949">
            <text:p>23.1554500902</text:p>
          </table:table-cell>
          <table:table-cell office:value-type="string">
            <text:p>40 NE 28th Ave, Portland, Oregon 97232, United States</text:p>
          </table:table-cell>
          <table:table-cell office:value-type="float" office:value="17.9080943922743">
            <text:p>17.9080943923</text:p>
          </table:table-cell>
          <table:table-cell office:value-type="string">
            <text:p>40 28th Ave, Portland</text:p>
          </table:table-cell>
          <table:table-cell office:value-type="float" office:value="88.8892438526904">
            <text:p>88.8892438527</text:p>
          </table:table-cell>
          <table:table-cell office:value-type="string">
            <text:p>40 Northeast 28th Avenue, Portland, OR, USA</text:p>
          </table:table-cell>
          <table:table-cell office:value-type="float" office:value="23.2149251051143">
            <text:p>23.2149251051</text:p>
          </table:table-cell>
        </table:table-row>
        <table:table-row table:style-name="ro1">
          <table:table-cell office:value-type="string">
            <text:p>212 E Main St, Silverton, OR 97381, United States</text:p>
          </table:table-cell>
          <table:table-cell office:value-type="float" office:value="45.005249">
            <text:p>45.005249</text:p>
          </table:table-cell>
          <table:table-cell office:value-type="float" office:value="-122.782282">
            <text:p>-122.782282</text:p>
          </table:table-cell>
          <table:table-cell office:value-type="string">
            <text:p>0101000020610B00007C61E4A07F095D41A2F8F931644B1E41</text:p>
          </table:table-cell>
          <table:table-cell office:value-type="float" office:value="4">
            <text:p>4</text:p>
          </table:table-cell>
          <table:table-cell office:value-type="string">
            <text:p>212 E Main St, Silverton, OR 97381, USA</text:p>
          </table:table-cell>
          <table:table-cell office:value-type="float" office:value="11.0731010011183">
            <text:p>11.0731010011</text:p>
          </table:table-cell>
          <table:table-cell office:value-type="string">
            <text:p>SW United States Veterans Hospital Rd &amp; SW Curry St, Portland</text:p>
          </table:table-cell>
          <table:table-cell office:value-type="float" office:value="181135.551748228">
            <text:p>181135.551748228</text:p>
          </table:table-cell>
          <table:table-cell office:value-type="string">
            <text:p>212 E Main St, Silverton, Oregon, 97381</text:p>
          </table:table-cell>
          <table:table-cell office:value-type="float" office:value="65.0358873850494">
            <text:p>65.035887385</text:p>
          </table:table-cell>
          <table:table-cell/>
          <table:table-cell office:value-type="float" office:value="43218233.6539602">
            <text:p>43218233.6539602</text:p>
          </table:table-cell>
          <table:table-cell office:value-type="string">
            <text:p>212 E Main St, Silverton, Oregon 97381, United States</text:p>
          </table:table-cell>
          <table:table-cell office:value-type="float" office:value="26.5392484516222">
            <text:p>26.5392484516</text:p>
          </table:table-cell>
          <table:table-cell office:value-type="string">
            <text:p>212 E Main St, Silverton</text:p>
          </table:table-cell>
          <table:table-cell office:value-type="float" office:value="185.246508007306">
            <text:p>185.2465080073</text:p>
          </table:table-cell>
          <table:table-cell office:value-type="string">
            <text:p>212 East Main Street, Ashland, OR, USA</text:p>
          </table:table-cell>
          <table:table-cell office:value-type="float" office:value="1024641.25089289">
            <text:p>1024641.25089289</text:p>
          </table:table-cell>
        </table:table-row>
        <table:table-row table:style-name="ro1">
          <table:table-cell office:value-type="string">
            <text:p>2420 OR-99W, McMinnville, OR 97128, United States</text:p>
          </table:table-cell>
          <table:table-cell office:value-type="float" office:value="45.228086">
            <text:p>45.228086</text:p>
          </table:table-cell>
          <table:table-cell office:value-type="float" office:value="-123.173721">
            <text:p>-123.173721</text:p>
          </table:table-cell>
          <table:table-cell office:value-type="string">
            <text:p>0101000020610B000010A97BBA4DA95C415229C7214CB82141</text:p>
          </table:table-cell>
          <table:table-cell office:value-type="float" office:value="5">
            <text:p>5</text:p>
          </table:table-cell>
          <table:table-cell office:value-type="string">
            <text:p>2420 OR-99W, McMinnville, OR 97128, USA</text:p>
          </table:table-cell>
          <table:table-cell office:value-type="float" office:value="29.3380324649511">
            <text:p>29.338032465</text:p>
          </table:table-cell>
          <table:table-cell office:value-type="string">
            <text:p>SW United States Veterans Hospital Rd &amp; SW Curry St, Portland</text:p>
          </table:table-cell>
          <table:table-cell office:value-type="float" office:value="158609.248172801">
            <text:p>158609.248172801</text:p>
          </table:table-cell>
          <table:table-cell office:value-type="string">
            <text:p>2420 NE Highway 99W, McMinnville, Oregon, 97128</text:p>
          </table:table-cell>
          <table:table-cell office:value-type="float" office:value="192.292081616578">
            <text:p>192.2920816166</text:p>
          </table:table-cell>
          <table:table-cell office:value-type="string">
            <text:p>2420, Northeast Pacific Highway West, McMinnville, Yamhill County, Oregon, 97128, United States of America</text:p>
          </table:table-cell>
          <table:table-cell office:value-type="float" office:value="839.505285722187">
            <text:p>839.5052857222</text:p>
          </table:table-cell>
          <table:table-cell office:value-type="string">
            <text:p>Mcminnville, Oregon, United States</text:p>
          </table:table-cell>
          <table:table-cell office:value-type="float" office:value="8755.61013146813">
            <text:p>8755.6101314681</text:p>
          </table:table-cell>
          <table:table-cell office:value-type="string">
            <text:p>99w Hwy, Mcminnville</text:p>
          </table:table-cell>
          <table:table-cell office:value-type="float" office:value="4839.04705874831">
            <text:p>4839.0470587483</text:p>
          </table:table-cell>
          <table:table-cell office:value-type="string">
            <text:p>2420 Oregon City Boulevard, West Linn, OR, USA</text:p>
          </table:table-cell>
          <table:table-cell office:value-type="float" office:value="149865.245090401">
            <text:p>149865.245090401</text:p>
          </table:table-cell>
        </table:table-row>
        <table:table-row table:style-name="ro1">
          <table:table-cell office:value-type="string">
            <text:p>4537 SE Division St, Portland, OR 97206</text:p>
          </table:table-cell>
          <table:table-cell office:value-type="float" office:value="45.505498">
            <text:p>45.505498</text:p>
          </table:table-cell>
          <table:table-cell office:value-type="float" office:value="-122.615459">
            <text:p>-122.615459</text:p>
          </table:table-cell>
          <table:table-cell office:value-type="string">
            <text:p>0101000020610B00004D0823EB47385D41128C2064E7AC2441</text:p>
          </table:table-cell>
          <table:table-cell office:value-type="float" office:value="6">
            <text:p>6</text:p>
          </table:table-cell>
          <table:table-cell office:value-type="string">
            <text:p>4537 SE Division St, Portland, OR 97206, USA</text:p>
          </table:table-cell>
          <table:table-cell office:value-type="float" office:value="6.63041063251173">
            <text:p>6.6304106325</text:p>
          </table:table-cell>
          <table:table-cell office:value-type="string">
            <text:p>4537 SE DIVISION ST, PORTLAND</text:p>
          </table:table-cell>
          <table:table-cell office:value-type="float" office:value="0.772967380117813">
            <text:p>0.7729673801</text:p>
          </table:table-cell>
          <table:table-cell office:value-type="string">
            <text:p>4537 SE Division St, Portland, Oregon, 97206</text:p>
          </table:table-cell>
          <table:table-cell office:value-type="float" office:value="66.1839608369645">
            <text:p>66.183960837</text:p>
          </table:table-cell>
          <table:table-cell office:value-type="string">
            <text:p>The Woodsman Tavern, 4537, Southeast Division Street, Hawthorne, Portland, Multnomah County, Oregon, 97206, United States of America</text:p>
          </table:table-cell>
          <table:table-cell office:value-type="float" office:value="37.0970345195003">
            <text:p>37.0970345195</text:p>
          </table:table-cell>
          <table:table-cell office:value-type="string">
            <text:p>4537 SE Division St, Portland, Oregon 97206, United States</text:p>
          </table:table-cell>
          <table:table-cell office:value-type="float" office:value="114.090623945197">
            <text:p>114.0906239452</text:p>
          </table:table-cell>
          <table:table-cell office:value-type="string">
            <text:p>4537 Division St, Portland</text:p>
          </table:table-cell>
          <table:table-cell office:value-type="float" office:value="3.18609749474896">
            <text:p>3.1860974947</text:p>
          </table:table-cell>
          <table:table-cell office:value-type="string">
            <text:p>4537 Southeast Division Street, Portland, OR, USA</text:p>
          </table:table-cell>
          <table:table-cell office:value-type="float" office:value="36.9555617558445">
            <text:p>36.9555617558</text:p>
          </table:table-cell>
        </table:table-row>
        <table:table-row table:style-name="ro1">
          <table:table-cell office:value-type="string">
            <text:p>200 E Main St, Silverton, OR 97381, United States</text:p>
          </table:table-cell>
          <table:table-cell office:value-type="float" office:value="45.005082">
            <text:p>45.005082</text:p>
          </table:table-cell>
          <table:table-cell office:value-type="float" office:value="-122.782773">
            <text:p>-122.782773</text:p>
          </table:table-cell>
          <table:table-cell office:value-type="string">
            <text:p>0101000020610B0000C5ECBC765F095D41C595021C7F4A1E41</text:p>
          </table:table-cell>
          <table:table-cell office:value-type="float" office:value="7">
            <text:p>7</text:p>
          </table:table-cell>
          <table:table-cell office:value-type="string">
            <text:p>200 E Main St, Silverton, OR 97381, USA</text:p>
          </table:table-cell>
          <table:table-cell office:value-type="float" office:value="30.6548000840673">
            <text:p>30.6548000841</text:p>
          </table:table-cell>
          <table:table-cell office:value-type="string">
            <text:p>SW United States Veterans Hospital Rd &amp; SW Curry St, Portland</text:p>
          </table:table-cell>
          <table:table-cell office:value-type="float" office:value="181212.632579089">
            <text:p>181212.632579089</text:p>
          </table:table-cell>
          <table:table-cell office:value-type="string">
            <text:p>200 E Main St, Silverton, Oregon, 97381</text:p>
          </table:table-cell>
          <table:table-cell office:value-type="float" office:value="62.9010395919273">
            <text:p>62.9010395919</text:p>
          </table:table-cell>
          <table:table-cell/>
          <table:table-cell office:value-type="float" office:value="43218374.4815136">
            <text:p>43218374.4815136</text:p>
          </table:table-cell>
          <table:table-cell office:value-type="string">
            <text:p>200 E Main St, Silverton, Oregon 97381, United States</text:p>
          </table:table-cell>
          <table:table-cell office:value-type="float" office:value="16.0493713143918">
            <text:p>16.0493713144</text:p>
          </table:table-cell>
          <table:table-cell office:value-type="string">
            <text:p>200 E Main St, Silverton</text:p>
          </table:table-cell>
          <table:table-cell office:value-type="float" office:value="96.8922527598192">
            <text:p>96.8922527598</text:p>
          </table:table-cell>
          <table:table-cell office:value-type="string">
            <text:p>200 East Main Street, Medford, OR, USA</text:p>
          </table:table-cell>
          <table:table-cell office:value-type="float" office:value="977024.065143247">
            <text:p>977024.065143247</text:p>
          </table:table-cell>
        </table:table-row>
        <table:table-row table:style-name="ro1">
          <table:table-cell office:value-type="string">
            <text:p>2314 NE Broadway St, Portland, OR 97232</text:p>
          </table:table-cell>
          <table:table-cell office:value-type="float" office:value="45.534839">
            <text:p>45.534839</text:p>
          </table:table-cell>
          <table:table-cell office:value-type="float" office:value="-122.641834">
            <text:p>-122.641834</text:p>
          </table:table-cell>
          <table:table-cell office:value-type="string">
            <text:p>0101000020610B00000908C3EAF4315D41C3D25F0AD8012541</text:p>
          </table:table-cell>
          <table:table-cell office:value-type="float" office:value="8">
            <text:p>8</text:p>
          </table:table-cell>
          <table:table-cell office:value-type="string">
            <text:p>2314 NE Broadway St, Portland, OR 97232, USA</text:p>
          </table:table-cell>
          <table:table-cell office:value-type="float" office:value="10.9644417972973">
            <text:p>10.9644417973</text:p>
          </table:table-cell>
          <table:table-cell office:value-type="string">
            <text:p>2314 NE BROADWAY, PORTLAND</text:p>
          </table:table-cell>
          <table:table-cell office:value-type="float" office:value="22.5349740936155">
            <text:p>22.5349740936</text:p>
          </table:table-cell>
          <table:table-cell office:value-type="string">
            <text:p>2314 NE Broadway St, Portland, Oregon, 97232</text:p>
          </table:table-cell>
          <table:table-cell office:value-type="float" office:value="62.7661397358492">
            <text:p>62.7661397358</text:p>
          </table:table-cell>
          <table:table-cell/>
          <table:table-cell office:value-type="float" office:value="43101666.1869493">
            <text:p>43101666.1869493</text:p>
          </table:table-cell>
          <table:table-cell office:value-type="string">
            <text:p>2314 NE Broadway St, Portland, Oregon 97232, United States</text:p>
          </table:table-cell>
          <table:table-cell office:value-type="float" office:value="18.2558298966209">
            <text:p>18.2558298966</text:p>
          </table:table-cell>
          <table:table-cell office:value-type="string">
            <text:p>2314 Ne Broadway St, Portland</text:p>
          </table:table-cell>
          <table:table-cell office:value-type="float" office:value="84.0181665575109">
            <text:p>84.0181665575</text:p>
          </table:table-cell>
          <table:table-cell office:value-type="string">
            <text:p>3580 NE Broadway St, Portland, OR, USA</text:p>
          </table:table-cell>
          <table:table-cell office:value-type="float" office:value="3957.92007555375">
            <text:p>3957.9200755538</text:p>
          </table:table-cell>
        </table:table-row>
        <table:table-row table:style-name="ro1">
          <table:table-cell office:value-type="string">
            <text:p>904 Main St, Dallas, OR 97338, United States</text:p>
          </table:table-cell>
          <table:table-cell office:value-type="float" office:value="44.920308">
            <text:p>44.920308</text:p>
          </table:table-cell>
          <table:table-cell office:value-type="float" office:value="-123.316446">
            <text:p>-123.316446</text:p>
          </table:table-cell>
          <table:table-cell office:value-type="string">
            <text:p>0101000020610B000036C484D098815C417B05ED75EFAB1C41</text:p>
          </table:table-cell>
          <table:table-cell office:value-type="float" office:value="9">
            <text:p>9</text:p>
          </table:table-cell>
          <table:table-cell office:value-type="string">
            <text:p>904 Main St, Dallas, OR 97338, USA</text:p>
          </table:table-cell>
          <table:table-cell office:value-type="float" office:value="24.5032330876668">
            <text:p>24.5032330877</text:p>
          </table:table-cell>
          <table:table-cell office:value-type="string">
            <text:p>SW United States Veterans Hospital Rd &amp; SW Curry St, Portland</text:p>
          </table:table-cell>
          <table:table-cell office:value-type="float" office:value="265380.745872798">
            <text:p>265380.745872798</text:p>
          </table:table-cell>
          <table:table-cell office:value-type="string">
            <text:p>904 Main St, Dallas, Oregon, 97338</text:p>
          </table:table-cell>
          <table:table-cell office:value-type="float" office:value="59.0002830193879">
            <text:p>59.0002830194</text:p>
          </table:table-cell>
          <table:table-cell office:value-type="string">
            <text:p>904, Main Street, Dallas, Polk County, Oregon, 97338, United States of America</text:p>
          </table:table-cell>
          <table:table-cell office:value-type="float" office:value="260.718047270642">
            <text:p>260.7180472706</text:p>
          </table:table-cell>
          <table:table-cell office:value-type="string">
            <text:p>904 Main St, Dallas, Oregon 97338, United States</text:p>
          </table:table-cell>
          <table:table-cell office:value-type="float" office:value="39.5397020621044">
            <text:p>39.5397020621</text:p>
          </table:table-cell>
          <table:table-cell office:value-type="string">
            <text:p>904 Main St, Dallas</text:p>
          </table:table-cell>
          <table:table-cell office:value-type="float" office:value="307.719976494184">
            <text:p>307.7199764942</text:p>
          </table:table-cell>
          <table:table-cell office:value-type="string">
            <text:p>904 Main Street, Harvey, IA, USA</text:p>
          </table:table-cell>
          <table:table-cell office:value-type="float" office:value="8173795.86653199">
            <text:p>8173795.86653199</text:p>
          </table:table-cell>
        </table:table-row>
        <table:table-row table:style-name="ro1">
          <table:table-cell office:value-type="string">
            <text:p>1253 23rd St SE, Salem, OR 97302, United States</text:p>
          </table:table-cell>
          <table:table-cell office:value-type="float" office:value="44.924217">
            <text:p>44.924217</text:p>
          </table:table-cell>
          <table:table-cell office:value-type="float" office:value="-123.014778">
            <text:p>-123.014778</text:p>
          </table:table-cell>
          <table:table-cell office:value-type="string">
            <text:p>0101000020610B00009E9A2691E7CD5C4172CD04B2EA991C41</text:p>
          </table:table-cell>
          <table:table-cell office:value-type="float" office:value="10">
            <text:p>10</text:p>
          </table:table-cell>
          <table:table-cell office:value-type="string">
            <text:p>1253 23rd St SE, Salem, OR 97302, USA</text:p>
          </table:table-cell>
          <table:table-cell office:value-type="float" office:value="15.5995929885518">
            <text:p>15.5995929886</text:p>
          </table:table-cell>
          <table:table-cell office:value-type="string">
            <text:p>SW United States Veterans Hospital Rd &amp; SW Curry St, Portland</text:p>
          </table:table-cell>
          <table:table-cell office:value-type="float" office:value="225274.306976676">
            <text:p>225274.306976676</text:p>
          </table:table-cell>
          <table:table-cell office:value-type="string">
            <text:p>1253 23rd St SE, Salem, Oregon, 97302</text:p>
          </table:table-cell>
          <table:table-cell office:value-type="float" office:value="1226.61038683706">
            <text:p>1226.6103868371</text:p>
          </table:table-cell>
          <table:table-cell office:value-type="string">
            <text:p>23rd Street Southeast, Salem, Marion County, Oregon, 97302, United States of America</text:p>
          </table:table-cell>
          <table:table-cell office:value-type="float" office:value="1852.14760612377">
            <text:p>1852.1476061238</text:p>
          </table:table-cell>
          <table:table-cell office:value-type="string">
            <text:p>1253 23rd St NE, Salem, Oregon 97301, United States</text:p>
          </table:table-cell>
          <table:table-cell office:value-type="float" office:value="8089.11663785877">
            <text:p>8089.1166378588</text:p>
          </table:table-cell>
          <table:table-cell office:value-type="string">
            <text:p>1253 Se 23rd St, Salem</text:p>
          </table:table-cell>
          <table:table-cell office:value-type="float" office:value="954.737283296238">
            <text:p>954.7372832962</text:p>
          </table:table-cell>
          <table:table-cell office:value-type="string">
            <text:p>1253 23rd Street, FL, USA</text:p>
          </table:table-cell>
          <table:table-cell office:value-type="float" office:value="13534030.2208438">
            <text:p>13534030.22084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6/22/2016</text:date>, <text:time>12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6" meta:object-count="0"/>
    <meta:generator>OpenOffice/4.1.1$Win32 OpenOffice.org_project/411m6$Build-9775</meta:generator>
  </office:meta>
</office:document-meta>
</file>